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27000001D81E79F3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Helvetica2"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2" style:family="table">
      <style:table-properties style:width="17.535cm" table:align="left" style:writing-mode="lr-tb"/>
    </style:style>
    <style:style style:name="Tableau2.A" style:family="table-column">
      <style:table-column-properties style:column-width="2.335cm"/>
    </style:style>
    <style:style style:name="Tableau2.B" style:family="table-column">
      <style:table-column-properties style:column-width="3.501cm"/>
    </style:style>
    <style:style style:name="Tableau2.C" style:family="table-column">
      <style:table-column-properties style:column-width="11.698cm"/>
    </style:style>
    <style:style style:name="Tableau2.1" style:family="table-row">
      <style:table-row-properties style:min-row-height="0.623cm" style:keep-together="false" fo:keep-together="always"/>
    </style:style>
    <style:style style:name="Tableau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2.C1" style:family="table-cell">
      <style:table-cell-properties style:vertical-align="top" fo:padding-left="0.191cm" fo:padding-right="0.191cm" fo:padding-top="0cm" fo:padding-bottom="0cm" fo:border="0.018cm solid #000000" style:writing-mode="lr-tb"/>
    </style:style>
    <style:style style:name="Tableau2.2" style:family="table-row">
      <style:table-row-properties style:min-row-height="0.691cm" style:keep-together="false" fo:keep-together="always"/>
    </style:style>
    <style:style style:name="Tableau2.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2.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au2.B7"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au1" style:family="table">
      <style:table-properties style:width="17.754cm" fo:margin-left="0.026cm" fo:margin-right="0cm" table:align="margins" style:writing-mode="lr-tb"/>
    </style:style>
    <style:style style:name="Tableau1.A" style:family="table-column">
      <style:table-column-properties style:column-width="2.037cm" style:rel-column-width="7520*"/>
    </style:style>
    <style:style style:name="Tableau1.B" style:family="table-column">
      <style:table-column-properties style:column-width="15.716cm" style:rel-column-width="58015*"/>
    </style:style>
    <style:style style:name="Tableau1.1" style:family="table-row">
      <style:table-row-properties style:keep-together="true" fo:keep-together="auto"/>
    </style:style>
    <style:style style:name="Tableau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B1" style:family="table-cell">
      <style:table-cell-properties style:vertical-align="top" fo:padding-left="0.191cm" fo:padding-right="0.191cm" fo:padding-top="0cm" fo:padding-bottom="0cm" fo:border="0.018cm solid #000000" style:writing-mode="lr-tb"/>
    </style:style>
    <style:style style:name="Table4" style:family="table">
      <style:table-properties style:width="17.754cm" fo:margin-left="0.026cm" table:align="left" style:writing-mode="lr-tb"/>
    </style:style>
    <style:style style:name="Table4.A" style:family="table-column">
      <style:table-column-properties style:column-width="2.415cm"/>
    </style:style>
    <style:style style:name="Table4.B" style:family="table-column">
      <style:table-column-properties style:column-width="15.339cm"/>
    </style:style>
    <style:style style:name="Table4.A1" style:family="table-cell">
      <style:table-cell-properties fo:padding-left="0.191cm" fo:padding-right="0.191cm" fo:padding-top="0cm" fo:padding-bottom="0cm" fo:border-left="0.018cm solid #000000" fo:border-right="none" fo:border-top="0.018cm solid #000000" fo:border-bottom="0.018cm solid #000000"/>
    </style:style>
    <style:style style:name="Table4.B1" style:family="table-cell">
      <style:table-cell-properties fo:padding-left="0.191cm" fo:padding-right="0.191cm" fo:padding-top="0cm" fo:padding-bottom="0cm" fo:border="0.018cm solid #000000"/>
    </style:style>
    <style:style style:name="P1" style:family="paragraph" style:parent-style-name="Standard">
      <style:paragraph-properties loext:contextual-spacing="false" fo:margin-top="0.282cm" fo:margin-bottom="0cm"/>
    </style:style>
    <style:style style:name="P2" style:family="paragraph" style:parent-style-name="Body">
      <style:paragraph-properties loext:contextual-spacing="false"/>
    </style:style>
    <style:style style:name="P3" style:family="paragraph" style:parent-style-name="Body">
      <style:text-properties fo:font-style="normal" style:font-style-asian="normal" style:font-style-complex="normal"/>
    </style:style>
    <style:style style:name="P4" style:family="paragraph" style:parent-style-name="Body">
      <style:paragraph-properties fo:text-align="start" style:justify-single-word="false"/>
      <style:text-properties fo:font-style="normal" style:font-style-asian="normal" style:font-style-complex="normal"/>
    </style:style>
    <style:style style:name="P5" style:family="paragraph" style:parent-style-name="Body">
      <style:text-properties style:font-name="Helvetica2" fo:font-size="10pt" fo:font-style="italic" style:font-name-asian="Helvetica2" style:font-size-asian="10pt" style:font-style-asian="italic" style:font-name-complex="Helvetica2" style:font-size-complex="10pt" style:font-style-complex="italic"/>
    </style:style>
    <style:style style:name="P6" style:family="paragraph" style:parent-style-name="Body">
      <style:text-properties style:font-name="Helvetica2" fo:font-size="10pt" fo:font-style="normal" style:font-name-asian="Helvetica2" style:font-size-asian="10pt" style:font-style-asian="normal" style:font-name-complex="Helvetica2" style:font-size-complex="10pt" style:font-style-complex="normal"/>
    </style:style>
    <style:style style:name="P7" style:family="paragraph" style:parent-style-name="Abstract">
      <style:text-properties fo:font-size="16pt" fo:font-weight="bold" style:font-size-asian="16pt" style:font-weight-asian="bold"/>
    </style:style>
    <style:style style:name="P8" style:family="paragraph" style:parent-style-name="CellBody">
      <style:paragraph-properties style:snap-to-layout-grid="false"/>
    </style:style>
    <style:style style:name="P9" style:family="paragraph" style:parent-style-name="CellBody">
      <style:paragraph-properties style:snap-to-layout-grid="false"/>
      <style:text-properties fo:language="fr" fo:country="FR" style:font-name-asian="Arial"/>
    </style:style>
    <style:style style:name="P10" style:family="paragraph" style:parent-style-name="CellBody">
      <style:paragraph-properties style:snap-to-layout-grid="false"/>
      <style:text-properties style:font-name-asian="Arial"/>
    </style:style>
    <style:style style:name="P11" style:family="paragraph" style:parent-style-name="CellBody">
      <style:paragraph-properties fo:keep-with-next="always" style:snap-to-layout-grid="false"/>
    </style:style>
    <style:style style:name="P12" style:family="paragraph" style:parent-style-name="CellHeading">
      <style:paragraph-properties fo:text-align="center" style:justify-single-word="false" fo:keep-with-next="always" style:snap-to-layout-grid="false"/>
      <style:text-properties fo:language="fr" fo:country="FR"/>
    </style:style>
    <style:style style:name="P13" style:family="paragraph" style:parent-style-name="Standard">
      <style:text-properties fo:color="#ff0000" fo:font-style="italic" fo:font-weight="bold" style:font-style-asian="italic" style:font-weight-asian="bold"/>
    </style:style>
    <style:style style:name="P14"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15" style:family="paragraph" style:parent-style-name="Heading_20_1">
      <style:text-properties fo:font-style="italic" style:font-style-asian="italic" style:font-style-complex="italic"/>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language="fr" fo:country="FR"/>
    </style:style>
    <style:style style:name="P18" style:family="paragraph" style:parent-style-name="Heading_20_2">
      <style:text-properties fo:language="fr" fo:country="FR"/>
    </style:style>
    <style:style style:name="P19" style:family="paragraph" style:parent-style-name="Heading_20_2">
      <style:paragraph-properties loext:contextual-spacing="false"/>
    </style:style>
    <style:style style:name="P20" style:family="paragraph" style:parent-style-name="Heading_20_2">
      <style:paragraph-properties fo:break-before="page"/>
    </style:style>
    <style:style style:name="P21" style:family="paragraph" style:parent-style-name="Body" style:list-style-name="L1"/>
    <style:style style:name="P22" style:family="paragraph" style:parent-style-name="Body" style:list-style-name="L1">
      <style:paragraph-properties loext:contextual-spacing="false"/>
    </style:style>
    <style:style style:name="P23" style:family="paragraph" style:parent-style-name="Body" style:list-style-name="L2"/>
    <style:style style:name="P24" style:family="paragraph" style:parent-style-name="Body" style:list-style-name="L3"/>
    <style:style style:name="P25" style:family="paragraph" style:parent-style-name="Body" style:list-style-name="L4"/>
    <style:style style:name="P26" style:family="paragraph" style:parent-style-name="Body" style:list-style-name="L4">
      <style:text-properties style:font-name="Helvetica2" fo:font-size="10pt" style:font-name-asian="Helvetica2" style:font-size-asian="10pt" style:font-name-complex="Helvetica2" style:font-size-complex="10pt"/>
    </style:style>
    <style:style style:name="P27" style:family="paragraph" style:parent-style-name="Body" style:list-style-name="L11">
      <style:text-properties style:font-name="Helvetica2" fo:font-size="10pt" style:font-name-asian="Helvetica2" style:font-size-asian="10pt" style:font-name-complex="Helvetica2" style:font-size-complex="10pt"/>
    </style:style>
    <style:style style:name="P28" style:family="paragraph" style:parent-style-name="Body" style:list-style-name="L11">
      <style:paragraph-properties loext:contextual-spacing="false"/>
      <style:text-properties style:font-name="Helvetica2" fo:font-size="10pt" style:font-name-asian="Helvetica2" style:font-size-asian="10pt" style:font-name-complex="Helvetica2" style:font-size-complex="10pt"/>
    </style:style>
    <style:style style:name="P29" style:family="paragraph" style:parent-style-name="Body" style:list-style-name="L4">
      <style:text-properties style:font-name="Helvetica2" fo:font-size="10pt" fo:font-style="italic" style:font-name-asian="Helvetica2" style:font-size-asian="10pt" style:font-style-asian="italic" style:font-name-complex="Helvetica2" style:font-size-complex="10pt" style:font-style-complex="italic"/>
    </style:style>
    <style:style style:name="P30" style:family="paragraph" style:parent-style-name="Body" style:list-style-name="L5"/>
    <style:style style:name="P31" style:family="paragraph" style:parent-style-name="Body" style:list-style-name="L6"/>
    <style:style style:name="P32" style:family="paragraph" style:parent-style-name="Body" style:list-style-name="L6">
      <style:paragraph-properties loext:contextual-spacing="false"/>
    </style:style>
    <style:style style:name="P33" style:family="paragraph" style:parent-style-name="Body" style:list-style-name="L7"/>
    <style:style style:name="P34" style:family="paragraph" style:parent-style-name="Body" style:list-style-name="L8"/>
    <style:style style:name="P35" style:family="paragraph" style:parent-style-name="Body" style:list-style-name="L9"/>
    <style:style style:name="P36" style:family="paragraph" style:parent-style-name="Body" style:list-style-name="L9">
      <style:text-properties fo:font-style="italic" style:font-style-asian="italic" style:font-style-complex="italic"/>
    </style:style>
    <style:style style:name="P37" style:family="paragraph" style:parent-style-name="Body">
      <style:text-properties fo:font-style="normal" style:font-style-asian="normal" style:font-style-complex="normal"/>
    </style:style>
    <style:style style:name="P38" style:family="paragraph" style:parent-style-name="Body" style:list-style-name="L10">
      <style:paragraph-properties fo:text-align="start" style:justify-single-word="false"/>
      <style:text-properties fo:font-style="normal" style:font-style-asian="normal" style:font-style-complex="normal"/>
    </style:style>
    <style:style style:name="P39" style:family="paragraph" style:parent-style-name="Body" style:list-style-name="L11"/>
    <style:style style:name="P40" style:family="paragraph" style:parent-style-name="Body" style:list-style-name="WW8Num3"/>
    <style:style style:name="P41" style:family="paragraph" style:parent-style-name="Body">
      <style:paragraph-properties loext:contextual-spacing="false"/>
    </style:style>
    <style:style style:name="P42" style:family="paragraph" style:parent-style-name="Body" style:list-style-name="L5">
      <style:paragraph-properties fo:margin-top="0.21cm" fo:margin-bottom="0cm"/>
      <style:text-properties fo:font-style="italic" style:font-style-asian="italic" style:font-style-complex="italic"/>
    </style:style>
    <style:style style:name="P43" style:family="paragraph" style:parent-style-name="Body" style:list-style-name="L5">
      <style:paragraph-properties fo:margin-top="0.21cm" fo:margin-bottom="0cm"/>
    </style:style>
    <style:style style:name="P4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5"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6" style:family="paragraph" style:parent-style-name="Document_20_Title" style:master-page-name="First_20_Page">
      <style:paragraph-properties style:page-number="auto"/>
      <style:text-properties fo:font-size="10pt" fo:font-style="italic" style:font-size-asian="10pt" style:font-style-asian="italic"/>
    </style:style>
    <style:style style:name="P47" style:family="paragraph" style:parent-style-name="Definition_20_Term" style:list-style-name="WW8Num3"/>
    <style:style style:name="T1"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 style:family="text">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T4" style:family="text">
      <style:text-properties fo:color="#000000" fo:language="en" fo:country="US" style:language-complex="ar" style:country-complex="SA"/>
    </style:style>
    <style:style style:name="T5" style:family="text">
      <style:text-properties fo:font-style="italic" style:font-style-asian="italic" style:font-style-complex="italic"/>
    </style:style>
    <style:style style:name="T6" style:family="text">
      <style:text-properties style:font-name="Helvetica2" fo:font-size="10pt" style:font-name-asian="Helvetica2" style:font-size-asian="10pt" style:font-name-complex="Helvetica2" style:font-size-complex="10pt"/>
    </style:style>
    <style:style style:name="T7" style:family="text">
      <style:text-properties fo:language="fr" fo:country="FR"/>
    </style:style>
    <style:style style:name="T8" style:family="text">
      <style:text-properties fo:language="fr" fo:country="FR" style:font-name-asian="Arial"/>
    </style:style>
    <style:style style:name="T9" style:family="text">
      <style:text-properties fo:font-size="14pt" fo:font-weight="normal" style:font-size-asian="14pt" style:font-weight-asian="normal"/>
    </style:style>
    <style:style style:name="T10" style:family="text">
      <style:text-properties style:font-name="Courier New"/>
    </style:style>
    <style:style style:name="T11" style:family="text">
      <style:text-properties fo:language="en" fo:country="US" style:font-name-asian="Arial"/>
    </style:style>
    <style:style style:name="T12" style:family="text">
      <style:text-properties fo:language="en" fo:country="G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2" draw:name="graphics1" text:anchor-type="paragraph" svg:width="17.78cm" svg:height="7.893cm" draw:z-index="0"><draw:image xlink:href="Pictures/1000020100000427000001D81E79F30D.png" xlink:type="simple" xlink:show="embed" xlink:actuate="onLoad"/></draw:frame></text:p>
      <text:p text:style-name="Document_20_Title">RFP176</text:p>
      <text:p text:style-name="Document_20_Title"><text:user-defined style:data-style-name="N0" text:name="RFP Title">OSGi Testcases, Malicious bundles framework</text:user-defined></text:p>
      <text:p text:style-name="Document_20_Title"><text:span text:style-name="T9">Draft<text:line-break/><text:line-break/></text:span><text:span text:style-name="T9"><text:page-count style:num-format="1">14</text:page-count></text:span><text:span text:style-name="T9"> Pages</text:span></text:p>
      <text:p text:style-name="P14"/>
      <text:p text:style-name="P7">Abstract</text:p>
      <text:p text:style-name="Abstract"><text:span text:style-name="T7">Present document is a proposal to extend existing OSGi test cases framework with a set of malicious bundles aimed at assessing robustness of OSGi platforms against known Java/OSGi security vulnerabilities</text:span>. The goal is also to provide a set of known OSGi vulnerabilities assessment specifications and <text:s/>a common security test framework to help OSGi partners implement platforms with a minimal level of acceptable robustness against commonly known OSGi cyber-security threats.</text:p>
      <text:h text:style-name="P17" text:outline-level="1" text:restart-numbering="true" text:start-value="-1"><text:bookmark-start text:name="__RefNumPara__2872_2014236808"/>Document Information<text:bookmark-end text:name="__RefNumPara__2872_2014236808"/></text:h>
      <text:h text:style-name="P1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4">0 Document Information<text:tab/>2</text:p>
          <text:p text:style-name="P45">0.1 Table of Contents<text:tab/>2</text:p>
          <text:p text:style-name="P45">0.2 Terminology and Document Conventions<text:tab/>3</text:p>
          <text:p text:style-name="P45">0.3 Revision History<text:tab/>3</text:p>
          <text:p text:style-name="P44">1 Introduction<text:tab/>4</text:p>
          <text:p text:style-name="P44">2 Application Domain<text:tab/>5</text:p>
          <text:p text:style-name="P45">2.1 Terminology + Abbreviations<text:tab/>5</text:p>
          <text:p text:style-name="P45">2.2 OSGi test cases &amp; security<text:tab/>5</text:p>
          <text:p text:style-name="P45">2.3 OSGi framework considerations<text:tab/>5</text:p>
          <text:p text:style-name="P45">2.4 OSGi certification scope &amp; security<text:tab/>5</text:p>
          <text:p text:style-name="P44">3 Problem Description<text:tab/>6</text:p>
          <text:p text:style-name="P44">4 Use Cases<text:tab/>6</text:p>
          <text:p text:style-name="P45">4.1 Malicious test cases targeting network communications<text:tab/>7</text:p>
          <text:p text:style-name="P45">4.2 Malicious test cases targeting OS<text:tab/>8</text:p>
          <text:p text:style-name="P45">4.3 Malicious test cases targeting OSGi framework<text:tab/>8</text:p>
          <text:p text:style-name="P45">4.4 Malicious test cases within bundles<text:tab/>9</text:p>
          <text:p text:style-name="P45">4.5 Potential future developments<text:tab/>9</text:p>
          <text:p text:style-name="P44">5 Implementation considerations<text:tab/>10</text:p>
          <text:p text:style-name="P44">6 Requirements<text:tab/>12</text:p>
          <text:p text:style-name="P44">7 Document Support<text:tab/>13</text:p>
          <text:p text:style-name="P45">7.1 References<text:tab/>13</text:p>
          <text:p text:style-name="P45">7.2 Authors Address<text:tab/>14</text:p>
        </text:index-body>
      </text:table-of-content>
      <text:h text:style-name="P20"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10">Source code is shown in this typeface</text:span>.</text:p>
      <text:h text:style-name="Heading_20_2" text:outline-level="2">Revision History</text:h>
      <text:p text:style-name="Body"><text:span text:style-name="T12">The last named individual in this history is currently responsible for this document.</text:span></text:p>
      <table:table table:name="Tableau2" table:style-name="Tableau2">
        <table:table-column table:style-name="Tableau2.A"/>
        <table:table-column table:style-name="Tableau2.B"/>
        <table:table-column table:style-name="Tableau2.C"/>
        <table:table-header-rows>
          <table:table-row table:style-name="Tableau2.1">
            <table:table-cell table:style-name="Tableau2.A1" office:value-type="string">
              <text:p text:style-name="P12">Revision</text:p>
            </table:table-cell>
            <table:table-cell table:style-name="Tableau2.A1" office:value-type="string">
              <text:p text:style-name="P12">Date</text:p>
            </table:table-cell>
            <table:table-cell table:style-name="Tableau2.C1" office:value-type="string">
              <text:p text:style-name="P12">Comments</text:p>
            </table:table-cell>
          </table:table-row>
        </table:table-header-rows>
        <table:table-row table:style-name="Tableau2.2">
          <table:table-cell table:style-name="Tableau2.A1" office:value-type="string">
            <text:p text:style-name="P8">Initial, Rev1.0</text:p>
          </table:table-cell>
          <table:table-cell table:style-name="Tableau2.A1" office:value-type="string">
            <text:p text:style-name="Body">07-24-2015</text:p>
          </table:table-cell>
          <table:table-cell table:style-name="Tableau2.C1" office:value-type="string">
            <text:p text:style-name="Body">RFP Creation</text:p>
            <text:p text:style-name="Body">Julien HELMER, Sogeti High-Tech, <text:a xlink:type="simple" xlink:href="mailto:julien.helmer@sogeti.com" text:style-name="Internet_20_link">julien.helmer@sogeti.com</text:a></text:p>
          </table:table-cell>
        </table:table-row>
        <table:table-row table:style-name="Tableau2.2">
          <table:table-cell table:style-name="Tableau2.A3" office:value-type="string">
            <text:p text:style-name="P8">Rev2.0</text:p>
          </table:table-cell>
          <table:table-cell table:style-name="Tableau2.A3" office:value-type="string">
            <text:p text:style-name="Body">07-28-2015</text:p>
          </table:table-cell>
          <table:table-cell table:style-name="Tableau2.C3" office:value-type="string">
            <text:p text:style-name="Body">[JH] Typo corrections, requirements clarification, added mention about known OSGi vulnerabilities list and malicious test cases specifications, mentioned a testsuite execution model.</text:p>
          </table:table-cell>
        </table:table-row>
        <table:table-row table:style-name="Tableau2.2">
          <table:table-cell table:style-name="Tableau2.A3" office:value-type="string">
            <text:p text:style-name="P8">Rev2.1</text:p>
          </table:table-cell>
          <table:table-cell table:style-name="Tableau2.A3" office:value-type="string">
            <text:p text:style-name="Body">07-28-2015</text:p>
          </table:table-cell>
          <table:table-cell table:style-name="Tableau2.C3" office:value-type="string">
            <text:p text:style-name="P2">[JH] Removed statements related to <text:span text:style-name="T1">commitments</text:span> on security recommendations</text:p>
          </table:table-cell>
        </table:table-row>
        <table:table-row table:style-name="Tableau2.2">
          <table:table-cell table:style-name="Tableau2.A3" office:value-type="string">
            <text:p text:style-name="P8">Rev3.0</text:p>
          </table:table-cell>
          <table:table-cell table:style-name="Tableau2.A3" office:value-type="string">
            <text:p text:style-name="Body">07-30-2015</text:p>
          </table:table-cell>
          <table:table-cell table:style-name="Tableau2.C3" office:value-type="string">
            <text:p text:style-name="P2">[JH, AB] Reformatting to better fit in OSGi expected format for RFP.</text:p>
          </table:table-cell>
        </table:table-row>
        <table:table-row table:style-name="Tableau2.2">
          <table:table-cell table:style-name="Tableau2.A3" office:value-type="string">
            <text:p text:style-name="P8">Rev4.0</text:p>
          </table:table-cell>
          <table:table-cell table:style-name="Tableau2.A3" office:value-type="string">
            <text:p text:style-name="Body">08-26-2015</text:p>
          </table:table-cell>
          <table:table-cell table:style-name="Tableau2.C3" office:value-type="string">
            <text:p text:style-name="P2">[JH] Adding implementation considerations, clarification of the requirements</text:p>
          </table:table-cell>
        </table:table-row>
        <table:table-row table:style-name="Tableau2.2">
          <table:table-cell table:style-name="Tableau2.A3" office:value-type="string">
            <text:p text:style-name="P8">Rev5.0</text:p>
          </table:table-cell>
          <table:table-cell table:style-name="Tableau2.B7" office:value-type="date" office:date-value="2015-10-09">
            <text:p text:style-name="Body">09/10/15</text:p>
          </table:table-cell>
          <table:table-cell table:style-name="Tableau2.C3" office:value-type="string">
            <text:p text:style-name="P2">[JH] Adding detailed description to test cases summary.</text:p>
            <text:p text:style-name="P2">[JH, AB] Adding alternative implementation considerations.</text:p>
          </table:table-cell>
        </table:table-row>
      </table:table>
      <text:p text:style-name="Body"/>
      <text:h text:style-name="P16" text:outline-level="1">Introduction</text:h>
      <text:p text:style-name="Body"/>
      <text:p text:style-name="Body">A state-of-the-art list of known OSGi vulnerabilities and associated OSGi test framework were created in past French national Open the Box project (<text:bookmark-ref text:reference-format="number-no-superior" text:ref-name="__RefNumPara__949_1253342226">[3].</text:bookmark-ref>) within SOGETI HIGH-TECH to assess robustness of several OSGi embedded platforms from various manufacturers. This framework is based on malicious bundles specifications and test suite that were developed specifically to assess robustness of OSGi platforms against commonly known OSGi vulnerabilities.. Detailed list and description of the malicious bundles developed until end of 2014 is presented in <text:bookmark-ref text:reference-format="number-no-superior" text:ref-name="__RefNumPara__1773_433682986">[4].</text:bookmark-ref></text:p>
      <text:p text:style-name="Body">The vulnerabilities covered were estimated from state-of-the-art studies, especially work published by INRIA in past years (<text:bookmark-ref text:reference-format="number-no-superior" text:ref-name="__RefNumPara__3229_968753634">[7].</text:bookmark-ref>, <text:bookmark-ref text:reference-format="number-no-superior" text:ref-name="__RefNumPara__3231_968753634">[8].</text:bookmark-ref>, <text:bookmark-ref text:reference-format="number-no-superior" text:ref-name="__RefNumPara__3233_968753634">[9].</text:bookmark-ref>, <text:bookmark-ref text:reference-format="number-no-superior" text:ref-name="__RefNumPara__3235_968753634">[10].</text:bookmark-ref>).<text:tab/><text:tab/><text:tab/><text:tab/></text:p>
      <text:p text:style-name="Body">The test framework also includes some basic scripts so as to execute every compiled malicious bundle test case as automatic and simple as possible on OSGi target platform..</text:p>
      <text:p text:style-name="Body">This RFP aims at sharing this security test framework with <text:span text:style-name="T1">OSGi</text:span> expert groups. The goal is to continue the development of this security test framework in collaboration with OSGi Alliance and build from this framework a tool that could help <text:span text:style-name="T1">OSGi</text:span> members build more robust platforms. The framework can be splitted as below:</text:p>
      <text:list xml:id="list8018913344889740519" text:style-name="L1">
        <text:list-item>
          <text:p text:style-name="P21">The state-of-the-art list of known OSGi vulnerabilities (currently up to Q4”2014, will be updated when need be)</text:p>
          <text:list>
            <text:list-item>
              <text:p text:style-name="P22">This document provides a view on known OSGi vulnerabilities and associated attack vectors. This can be used as guidelines by OSGi members when considering evaluation of overall platform robustness level against cyber-security threats.</text:p>
            </text:list-item>
          </text:list>
        </text:list-item>
        <text:list-item>
          <text:p text:style-name="P22">Malicious bundle <text:span text:style-name="T1">test case</text:span>s technical specifications</text:p>
          <text:list>
            <text:list-item>
              <text:p text:style-name="P22">This document can be used as guidelines by OSGi members when considering specific security test case(s) development for internal assessment of <text:span text:style-name="T1">their</text:span> OSGi platform implementation.</text:p>
            </text:list-item>
          </text:list>
        </text:list-item>
        <text:list-item>
          <text:p text:style-name="P21">Malicious bundles test suite</text:p>
          <text:list>
            <text:list-item>
              <text:p text:style-name="P22">This test suite can either be integrated within the standard OSGi test suite shared among all <text:span text:style-name="T1">OSGi</text:span> partners, or can be provided as a service from OSGi Alliance “test center” to the <text:span text:style-name="T1">OSGi</text:span> partners (possibly a better model to cope with confidentiality concerns of OSGi partners, also allow limited audience for malicious bundle source code access and consequently reduce the risk of malicious test bundles dissemination)</text:p>
            </text:list-item>
          </text:list>
        </text:list-item>
      </text:list>
      <text:p text:style-name="Body"/>
      <text:h text:style-name="Heading_20_1" text:outline-level="1"><text:soft-page-break/>Application Domain</text:h>
      <text:p text:style-name="Body">This proposal is focused on OSGi <text:span text:style-name="T1">test case</text:span> framework.</text:p>
      <text:h text:style-name="Heading_20_2" text:outline-level="2">Terminology + Abbreviations</text:h>
      <text:p text:style-name="P3">TC(s) = Test Case(s)</text:p>
      <text:p text:style-name="P3">RSA = Remote Service Admin</text:p>
      <text:p text:style-name="P3">JAAS = Java Authentication and Authorization Service</text:p>
      <text:h text:style-name="P19" text:outline-level="2"><text:bookmark-start text:name="__RefNumPara__1328_254839940"/>OSGi <text:span text:style-name="T3">test case</text:span>s &amp; security<text:bookmark-end text:name="__RefNumPara__1328_254839940"/></text:h>
      <text:p text:style-name="P2">OSGi <text:span text:style-name="T1">test case</text:span>s are currently oriented on functional testing of OSGi framework API. The main goal of currently available OSGi tests cases is to ensure OSGi implementations will be inline with OSGi specification so that compatibility between framework/services will be guaranteed given a specific version of OSGi specification.</text:p>
      <text:p text:style-name="Body">Few OSGi <text:span text:style-name="T1">test case</text:span>s cover security considerations (ex: JMX framework secure TC, JNDI secure TC, RSA secure TC), following the approach of functional testing with security enabled (permission manager effective). Hence, “secure” <text:span text:style-name="T1">test case</text:span>s are not focusing on security vulnerabilities but aimed to ensure a service will still operate correctly under restricted permissions, or will handle permissions as expected by OSGi framework specification.</text:p>
      <text:h text:style-name="Heading_20_2" text:outline-level="2">OSGi framework considerations</text:h>
      <text:p text:style-name="Body">According to OSGi framework documents available online for main framework (Felix, Equinox, Knopflerfish), security configuration (permissions definition) is mainly left to developer responsibility. In most cases, documents also clearly highlight the fact that developers will most of the time never have to consider security restriction as by default all permissions are given to any services once security is enabled. </text:p>
      <text:p text:style-name="Body">Implementing secure OSGi framework or bundles come more from developers specific needs rather than commonly shared best practices provided to developers community.</text:p>
      <text:p text:style-name="Body">In addition, some OSGi framework provider could consider security or hardening as an added value subject to specific commercial conditions (pricing, level of service). </text:p>
      <text:h text:style-name="Heading_20_2" text:outline-level="2">OSGi certification scope &amp; security</text:h>
      <text:p text:style-name="Body">Current OSGi certification process is aimed to ensure a platform will operate inline with a targeted version of OSGi specification. Hence, test cases and reference implementation are provided to help partners and developers in order to assess compatibility of their implementation with targeted OSGi API and features sets. </text:p>
      <text:p text:style-name="Body">In this scope, current test cases framework does ensure a platform will keep operating as expected with Java/OSGi security enabled (see <text:bookmark-ref text:reference-format="number-no-superior" text:ref-name="__RefNumPara__1328_254839940">2.2</text:bookmark-ref>). However, OSGi compliant implementation that passed certification process successfully are not checked against known security vulnerabilities or programming flaw (e.g., robustness against known attacks, known malicious behaviors).</text:p>
      <text:p text:style-name="Body"><text:soft-page-break/>As a consequence, today OSGi certification do not provide any guarantee regarding cyber-security and this aspect has to be managed specifically by each partners based on their own expertise in this field.</text:p>
      <text:h text:style-name="Heading_20_1" text:outline-level="1">Problem Description</text:h>
      <text:p text:style-name="P2">Current OSGi <text:span text:style-name="T1">test case</text:span>s do not provide any malicious security <text:span text:style-name="T1">test case</text:span> that is aimed at vulnerabilities assessment within OSGi framework/bundle implementations. As a consequence, most developers <text:s/>have no practical mean to easily assess robustness level of their OSGi framework or bundles implementation, except a few of them who are already skilled in Java/OSGi security. This potentially means that many unsecured <text:span text:style-name="T1">OSGi</text:span> platforms will reach public market with a risk of security or privacy breaches being exposed.</text:p>
      <text:p text:style-name="P2">The goal of our proposal is to bring into <text:span text:style-name="T1">OSGi</text:span> community a framework <text:s/>that could help developers in getting a first estimate of their implementation robustness. As presented in the introduction, this framework is constituted of:</text:p>
      <text:list xml:id="list34695371" text:continue-numbering="true" text:style-name="L1">
        <text:list-item>
          <text:p text:style-name="P21">A state-of-the-art list of known OSGi vulnerabilities</text:p>
        </text:list-item>
        <text:list-item>
          <text:p text:style-name="P22">Malicious bundle <text:span text:style-name="T1">test case</text:span>s technical specifications</text:p>
        </text:list-item>
        <text:list-item>
          <text:p text:style-name="P21">Malicious bundles test suite</text:p>
        </text:list-item>
      </text:list>
      <text:p text:style-name="Body">Malicious bundles are aimed at implementing attacks exploiting commonly known OSGi vulnerabilities. When malicious bundle is executed on developer's target, results will allow to determine if the implemented platform is vulnerable or robust against attacks. The list of currently available malicious bundles will be described in next section.</text:p>
      <text:p text:style-name="P2">Because security is a major concern in IoT business, <text:span text:style-name="T1">OSGi</text:span> community has to build secure solutions based on a first level of commonly shared vulnerabilities assessment . Then of course, depending on the expertise level of each OSGi solution provider, the security level can be extended and promoted as a commercial differenciator. At least <text:s/>a minimum acceptable security level shall be a common requirement for any <text:span text:style-name="T1">OSGi</text:span> product, and proposed security framework can help reaching this common milestone among the <text:span text:style-name="T1">OSGi</text:span> partners.</text:p>
      <text:h text:style-name="Heading_20_1" text:outline-level="1">Use Cases</text:h>
      <text:p text:style-name="P2">Find here below the description of a set of security attacks. They are grouped by topics: </text:p>
      <text:list xml:id="list1795380246556397736" text:style-name="L2">
        <text:list-item>
          <text:p text:style-name="P23">Network communication</text:p>
        </text:list-item>
        <text:list-item>
          <text:p text:style-name="P23"><text:soft-page-break/>OS</text:p>
        </text:list-item>
        <text:list-item>
          <text:p text:style-name="P23">OSGi core framework</text:p>
        </text:list-item>
        <text:list-item>
          <text:p text:style-name="P23">Within bundles</text:p>
        </text:list-item>
      </text:list>
      <text:p text:style-name="P2">Those <text:span text:style-name="T1">test case</text:span>s (Open the Box project <text:bookmark-ref text:reference-format="number-no-superior" text:ref-name="__RefNumPara__1773_433682986">[4].</text:bookmark-ref>) were developed as malicious bundles and tested under OSGi R4 specification, within:</text:p>
      <text:list xml:id="list5121757092263714177" text:style-name="L3">
        <text:list-item>
          <text:p text:style-name="P24">Felix 4.2.1</text:p>
        </text:list-item>
        <text:list-item>
          <text:p text:style-name="P24">Knopflerfish 5.3.3</text:p>
        </text:list-item>
      </text:list>
      <text:p text:style-name="Body">Compiled using Java SE 1.5.</text:p>
      <text:p text:style-name="Body">Within test cases detailed status tracking sheet (Open the Box project <text:bookmark-ref text:reference-format="number-no-superior" text:ref-name="__RefNumPara__1773_433682986">[4].</text:bookmark-ref>), each test case is associated with :</text:p>
      <text:list xml:id="list4283793391521495074" text:style-name="L4">
        <text:list-item>
          <text:p text:style-name="P25"><text:span text:style-name="T6">I</text:span><text:span text:style-name="T6">dentifier: Number of the test case in the testsuite framework</text:span></text:p>
        </text:list-item>
        <text:list-item>
          <text:p text:style-name="P26">Description: Short text description of the test case purpose</text:p>
        </text:list-item>
        <text:list-item>
          <text:p text:style-name="P26">Availability: Indicator that aimed to track latest status of the test case (e.g., to be developed or available) </text:p>
        </text:list-item>
        <text:list-item>
          <text:p text:style-name="P26">Maturity: Indicator that aimed to track stability of the implemented test case (e.g., known limitations). Generally a comment is associated so to clarify which aspects of the test case can be improved.</text:p>
        </text:list-item>
        <text:list-item>
          <text:p text:style-name="P29">Severity: This indicator is currently missing. Would be a metric reflecting how critical the vulnerability covered by the test case is for the platform if not addressed.</text:p>
        </text:list-item>
      </text:list>
      <text:p text:style-name="P5"/>
      <text:p text:style-name="P6">Currently available test cases are summarized below, grouped by application domain.</text:p>
      <text:p text:style-name="P6"/>
      <text:h text:style-name="Heading_20_2" text:outline-level="2">Malicious test cases targeting network communications</text:h>
      <text:p text:style-name="Body">This type of attacks <text:s/>targets a malicious usage of the network interface on OSGi platform. The groups of malicious <text:span text:style-name="T1">test case</text:span>s covered in past Open the Box project <text:bookmark-ref text:reference-format="number-no-superior" text:ref-name="__RefNumPara__1773_433682986">[4].</text:bookmark-ref> are listed below:</text:p>
      <text:list xml:id="list1249732878735550923" text:style-name="L5">
        <text:list-item>
          <text:p text:style-name="P30">Network sockets exhaustion</text:p>
          <text:list>
            <text:list-item>
              <text:p text:style-name="P30">A bundle will try to open the <text:s/>maximum number of ports possible. As a result, the targeted platform can no longer accept or open any further network communication.</text:p>
            </text:list-item>
          </text:list>
        </text:list-item>
        <text:list-item>
          <text:p text:style-name="P30">Pharming, network configuration manipulation (ex: DNS config)</text:p>
          <text:p text:style-name="P42">Pharming[p] is a cyber attack intended to redirect a website's traffic to another, fake site</text:p>
          <text:p text:style-name="P43"><text:span text:style-name="T5">Pharming definition on Wikipedia, link : </text:span><text:a xlink:type="simple" xlink:href="https://en.wikipedia.org/wiki/Pharming" text:style-name="Internet_20_link"><text:span text:style-name="T5">https://en.wikipedia.org/wiki/Pharming</text:span></text:a></text:p>
          <text:list>
            <text:list-item>
              <text:p text:style-name="P30">A malicious bundle will try to modify /etc/hosts file, so to redirect the use of a legitimate server <text:s/>on the use of a malicious server controlled by an external attacker.</text:p>
            </text:list-item>
          </text:list>
        </text:list-item>
      </text:list>
      <text:h text:style-name="P19" text:outline-level="2"><text:soft-page-break/>Malicious <text:span text:style-name="T3">test case</text:span>s targeting OS</text:h>
      <text:p text:style-name="Body">This type of security attacks targets a malicious interaction on JVM or Native Operating System </text:p>
      <text:p text:style-name="P2">The groups of malicious <text:span text:style-name="T1">test case</text:span>s that are implemented in past Open the Box project  are listed below with examples:</text:p>
      <text:list xml:id="list9159311390442297004" text:style-name="L6">
        <text:list-item>
          <text:p text:style-name="P31">Data leakage</text:p>
          <text:list>
            <text:list-item>
              <text:p text:style-name="P31">Dump system properties using System methods, such as : System.getProperties, System.getEnv. Also system information could be dumped from clipboard keylogger.</text:p>
            </text:list-item>
          </text:list>
        </text:list-item>
        <text:list-item>
          <text:p text:style-name="P31">Log files recovery and sharing</text:p>
          <text:list>
            <text:list-item>
              <text:p text:style-name="P31">From a malicious bundle, access to system log files and send them to remote attacker server platform. If no security considerations applied during framework or bundles development, log files could store sensitive information about the platform, allowing external attackers to leverage their understanding of the system and design more sophisticated/targeted attacks.</text:p>
            </text:list-item>
          </text:list>
        </text:list-item>
        <text:list-item>
          <text:p text:style-name="P31">Password files access permission</text:p>
          <text:list>
            <text:list-item>
              <text:p text:style-name="P31">From a malicious bundle, access to password shadow (hashs) files</text:p>
            </text:list-item>
          </text:list>
        </text:list-item>
        <text:list-item>
          <text:p text:style-name="P31">Filesystem discovery</text:p>
          <text:list>
            <text:list-item>
              <text:p text:style-name="P32">From a malicious bundle, explore platform filesystem directories and files. Files of specific interests may then be <text:span text:style-name="T1">transferred</text:span> over network to remote attacker server platform.</text:p>
            </text:list-item>
          </text:list>
        </text:list-item>
        <text:list-item>
          <text:p text:style-name="P31">Execution flow manipulation</text:p>
          <text:list>
            <text:list-item>
              <text:p text:style-name="P31">From a malicious bundle, stop OSGi framework by invoking stop() method from bundle(0)</text:p>
            </text:list-item>
            <text:list-item>
              <text:p text:style-name="P31">From a malicious bundle, stop OSGi framework by using “java.lang.Runtime.getRuntime().halt(0)” or “java.lang.System.exit(0)”</text:p>
            </text:list-item>
          </text:list>
        </text:list-item>
        <text:list-item>
          <text:p text:style-name="P31">Symbolic links manipulation</text:p>
        </text:list-item>
        <text:list-item>
          <text:p text:style-name="P31">System configuration files manipulation</text:p>
        </text:list-item>
      </text:list>
      <text:p text:style-name="Body"/>
      <text:h text:style-name="P19" text:outline-level="2">Malicious <text:span text:style-name="T3">test case</text:span>s targeting OSGi framework</text:h>
      <text:p text:style-name="Body">This type of security attacks targets a malicious interaction with OSGi core framework. The groups of malicious <text:span text:style-name="T1">test case</text:span>s that were implemented in past Open the Box project <text:bookmark-ref text:reference-format="number-no-superior" text:ref-name="__RefNumPara__1773_433682986">[4].</text:bookmark-ref> are listed below with examples:</text:p>
      <text:list xml:id="list3159607326587727264" text:style-name="L7">
        <text:list-item>
          <text:p text:style-name="P33">Theft of data, bundles, or framework</text:p>
          <text:list>
            <text:list-item>
              <text:p text:style-name="P33">Dump of all installed bundles using “BundleContext.bundles” or “BundleContext.getBundles”</text:p>
            </text:list-item>
          </text:list>
        </text:list-item>
        <text:list-item>
          <text:p text:style-name="P33">Improperly formatted data injection</text:p>
          <text:list>
            <text:list-item>
              <text:p text:style-name="P33"><text:soft-page-break/>Invalid header for MANIFEST.MFfile</text:p>
            </text:list-item>
          </text:list>
        </text:list-item>
        <text:list-item>
          <text:p text:style-name="P33">Denial-of-Service (ex: resource exhaustion, infinite loop, dead lock, nested service subscription)</text:p>
          <text:list>
            <text:list-item>
              <text:p text:style-name="P33">Resource exhaustion by implicitly requesting import of useless packages (e.g.: 1million imports)</text:p>
            </text:list-item>
          </text:list>
        </text:list-item>
        <text:list-item>
          <text:p text:style-name="P33">Bundles injection</text:p>
          <text:list>
            <text:list-item>
              <text:p text:style-name="P33">Malicious bundle could download, install, and start untrusted bundles within the framework</text:p>
            </text:list-item>
          </text:list>
        </text:list-item>
      </text:list>
      <text:h text:style-name="P19" text:outline-level="2">Malicious <text:span text:style-name="T3">test case</text:span>s within bundles</text:h>
      <text:p text:style-name="Body">This type of security attacks targets malicious operations possible from within an OSGi bundle.</text:p>
      <text:p text:style-name="P2">Currently covered malicious <text:span text:style-name="T1">test case</text:span>s groups for this use-case are listed below with examples:</text:p>
      <text:list xml:id="list7624771136046438160" text:style-name="L8">
        <text:list-item>
          <text:p text:style-name="P34">Denial-of-service (infinite loop, resource overload, resource exhaustion, allocation, dead lock, race condition, bundle state manipulation, nested service/framework invocation)</text:p>
          <text:list>
            <text:list-item>
              <text:p text:style-name="P34">Malicious bundle could be a JAR with limited size, but which can fully occupy memory space once decompressed</text:p>
            </text:list-item>
            <text:list-item>
              <text:p text:style-name="P34">Platform CPU overload due to complex processings or recursive operations performed in malicious bundle</text:p>
            </text:list-item>
            <text:list-item>
              <text:p text:style-name="P34">Declare a huge number of services</text:p>
            </text:list-item>
            <text:list-item>
              <text:p text:style-name="P34">Platform resource exhaustion by subscription to mutually dependant services (infinite loop)</text:p>
            </text:list-item>
          </text:list>
        </text:list-item>
        <text:list-item>
          <text:p text:style-name="P34">Malicious data forging/injection</text:p>
          <text:list>
            <text:list-item>
              <text:p text:style-name="P34">Injection of unexpected data (non normalised, could be pseudo-random patterns) to services API. If API does not implement proper input validation, this could lead to service crash or exploitable vulnerabilities fingerprinting (e.g.: buffer overflows)Load malicious fragment class</text:p>
            </text:list-item>
            <text:list-item>
              <text:p text:style-name="P34">Load of targeted malicious code segment from current Bundle Classloader (e.g.: Bundle.loadClass() method). This could lead to execution of untrusted (unsigned) code.</text:p>
            </text:list-item>
          </text:list>
        </text:list-item>
        <text:list-item>
          <text:p text:style-name="P34">Temporary files extraction</text:p>
          <text:list>
            <text:list-item>
              <text:p text:style-name="P34">Similarly to system log file extraction, a malicious bundle could access and transfer temporary files to external remote attacker server.</text:p>
            </text:list-item>
          </text:list>
          <text:p text:style-name="P34"/>
        </text:list-item>
      </text:list>
      <text:h text:style-name="Heading_20_2" text:outline-level="2">Potential future developments</text:h>
      <text:p text:style-name="P2">Find here below a list of interesting topics foreseen for more OSGi malicious <text:span text:style-name="T1">test case</text:span>s developments:</text:p>
      <text:list xml:id="list3261842167070227283" text:style-name="L9">
        <text:list-item>
          <text:p text:style-name="P35">Bundles signature manipulation</text:p>
          <text:p text:style-name="P35"><text:soft-page-break/><text:span text:style-name="T5">Ensure digital signature can not be re-built without previous access or knowledge of original legitimate signing key (certificate chain-of-trust robustness). Test cases also need to assess that signature tampering effectively leads to bundle loading failure. To be mentioned here that INRIA Sfelix team already published in 2007 some considerations with regard to secure deployment of bundles including digital signature framework (</text:span><text:span text:style-name="T5"><text:bookmark-ref text:reference-format="number" text:ref-name="__RefNumPara__2805_2014236808">[6].</text:bookmark-ref></text:span><text:span text:style-name="T5">)</text:span></text:p>
        </text:list-item>
        <text:list-item>
          <text:p text:style-name="P35">Bundle code injection (Java ByteCode manipulation/injection)</text:p>
        </text:list-item>
        <text:list-item>
          <text:p text:style-name="P35">Authentication mechanisms robustness</text:p>
          <text:p text:style-name="P36">This topic has to be further studied, either in scope of OSGi service(s) providing user authentication features (ex: JAAS) or in case components based access control (CBAC) is used.</text:p>
        </text:list-item>
        <text:list-item>
          <text:p text:style-name="P35">Bundles fingerprinting</text:p>
          <text:p text:style-name="P36">Identify available bundles on a platform and associated versions, then to compare this current bundles list+version to commonly known vulnerable bundles list+version.</text:p>
        </text:list-item>
        <text:list-item>
          <text:p text:style-name="P35">OSGi UPnP service: NAT manipulation</text:p>
          <text:p text:style-name="P36">Because UPnP specification states security is optional, security concerns related to manipulation of NAT rules through UPnP are rarely addressed in product implementation. In case of OSGi bundle, this could result in malicious bundles using UPnP to open backdoor on WAN gateways for external attackers to remotely access end-users LAN or machines.</text:p>
        </text:list-item>
        <text:list-item>
          <text:p text:style-name="P35">OSGi USB service: robustness against BadUSB-like attacks</text:p>
          <text:p text:style-name="P36">Ensure USB service/driver implements support only for expected type of USB devices (support for others shall be removed or disabled), also with minimum set of USB operations and permissions so to restrict USB usage to only few usecases supported by the platform.</text:p>
        </text:list-item>
      </text:list>
      <text:h text:style-name="P15" text:outline-level="1">Implementation considerations</text:h>
      <text:p text:style-name="P3">The proposed security testsuite framework is aimed to be integrated within existing OSGi test cases framework, as functional tests, on top of latest version of OSGi framework.</text:p>
      <text:p text:style-name="P4">If RFP is accepted, security test cases framework will then consider</text:p>
      <text:list xml:id="list7431221166989920325" text:style-name="L10">
        <text:list-item>
          <text:p text:style-name="P38">Latest available OSGi framework reference implementation;</text:p>
        </text:list-item>
        <text:list-item>
          <text:p text:style-name="P38">Include customisation guidelines of reference implementation chosen so to provide counter-measure examples associated to each test cases.</text:p>
        </text:list-item>
      </text:list>
      <text:p text:style-name="P4"><text:soft-page-break/>If need be, additionnal informational bundles may be developped and included so to monitor platform activity and provide more visibility regarding vulnerable or malicious program behaviors (e.g., monitor network activity, provide notification in case suspicious behaviors are triggered)</text:p>
      <text:p text:style-name="P4"/>
      <text:p text:style-name="P4">Due to OSGi test cases framework implementation, some may consider alternative implementations. </text:p>
      <text:p text:style-name="P4">Possible alternative could be to provide here presented security test framework as open-source community project (e.g., OSGi or Eclipse open-source projects). This may be considered as an option to minimize impacts on OSGi test cases framework and to easily manage the configuration flexibility required by the security test cases (e.g., customize resource consumption boundaries inline with every platform capabilities and resource objectives). </text:p>
      <text:p text:style-name="P4"/>
      <text:h text:style-name="P16" text:outline-level="1">Requirements</text:h>
      <text:list xml:id="list6103984185322245254" text:style-name="L11">
        <text:list-item>
          <text:p text:style-name="P27">REQ-01: Test framework MAY be integrated as ordinary OSGi test cases; .</text:p>
        </text:list-item>
        <text:list-item>
          <text:p text:style-name="P27">REQ-02: Test framework MUST be appliable on any OSGi framework (be it open-source or not).</text:p>
        </text:list-item>
        <text:list-item>
          <text:p text:style-name="P28">REQ-03: Every malicious bundle <text:span text:style-name="T4">test case</text:span> MUST provide description of the vulnerability tested.</text:p>
        </text:list-item>
        <text:list-item>
          <text:p text:style-name="P28">REQ-04: Every malicious bundle <text:span text:style-name="T4">test case</text:span> MUST provide clear vulnerability assessment result (PASS/FAIL). In case of FAIL, a longer description of the possible failure causes SHOULD be provided.</text:p>
        </text:list-item>
        <text:list-item>
          <text:p text:style-name="P39"><text:span text:style-name="T6">REQ-05: It MAY be required to develop vulnerability scoring systemto sort test results by severity (e.g., CVSS </text:span><text:span text:style-name="T6"><text:bookmark-ref text:reference-format="number" text:ref-name="__RefNumPara__4038_433682986">[5].</text:bookmark-ref></text:span><text:span text:style-name="T6">)</text:span></text:p>
        </text:list-item>
        <text:list-item>
          <text:p text:style-name="P28">REQ-06: A tracking spread sheet for all malicious TC with associated status (TC Identifier, description, availability, maturity, severity of the vulnerability) SHOULD be maintained inside <text:span text:style-name="T4">OSGi</text:span> Alliance </text:p>
        </text:list-item>
        <text:list-item>
          <text:p text:style-name="P27">REQ-07: List of supported Java/OSGi known vulnerabilities SHOULD be periodically updated on regular basis, so to keep align on state-of-the-art practices for this domain. Every OSGi release MAY integrate a new set of security test cases.</text:p>
        </text:list-item>
      </text:list>
      <text:p text:style-name="Body"/>
      <text:h text:style-name="P16" text:outline-level="1">Document Support</text:h>
      <text:p text:style-name="Body"/>
      <text:p text:style-name="Body"/>
      <text:h text:style-name="Heading_20_2" text:outline-level="2">References</text:h>
      <text:list xml:id="list2259467029249942868"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item>
          <text:p text:style-name="P40"><text:bookmark-start text:name="__RefNumPara__949_1253342226"/>Open the box project websites: <text:a xlink:type="simple" xlink:href="http://openthebox.org/" text:style-name="Internet_20_link">http://openthebox.org/</text:a>, <text:a xlink:type="simple" xlink:href="http://www.minalogic.org/TPL_CODE/TPL_PROJET/PAR_TPL_IDENTIFIANT/3272/99-embedded-electronics-nanoelectronics-technology.htm#.VbH2EGww-M8" text:style-name="Internet_20_link">Minalogic project description (link)</text:a><text:bookmark-end text:name="__RefNumPara__949_1253342226"/></text:p>
        </text:list-item>
        <text:list-item>
          <text:p text:style-name="P47"><text:bookmark-start text:name="__RefNumPara__1773_433682986"/>Open the Box deliverable SP4.3.5b - Exigences techniques Framework de Pentest, v0.31 (2014)<text:bookmark-end text:name="__RefNumPara__1773_433682986"/></text:p>
        </text:list-item>
        <text:list-item>
          <text:p text:style-name="P47"><text:bookmark-start text:name="__RefNumPara__4038_433682986"/>Common Vulnerability Scoring System (CVSS) Specification : <text:a xlink:type="simple" xlink:href="https://www.first.org/cvss/specification-document" text:style-name="Internet_20_link">https://www.first.org/cvss/specification-document</text:a><text:bookmark-end text:name="__RefNumPara__4038_433682986"/></text:p>
        </text:list-item>
        <text:list-item>
          <text:p text:style-name="P47"><text:bookmark-start text:name="__RefNumPara__2805_2014236808"/>INRIA SecureFelix project: <text:a xlink:type="simple" xlink:href="http://sfelix.gforge.inria.fr/" text:style-name="Internet_20_link">http://sfelix.gforge.inria.fr</text:a> <text:bookmark-end text:name="__RefNumPara__2805_2014236808"/></text:p>
        </text:list-item>
        <text:list-item>
          <text:p text:style-name="P47"><text:bookmark-start text:name="__RefNumPara__3229_968753634"/>Parrend, P., Frénot, F. : Java Components Vulnerabilities - An Experimental Classification Targeted at the OSGi Platform. INRIA - Rapport de recherche n 6231 (June 2007)<text:bookmark-end text:name="__RefNumPara__3229_968753634"/></text:p>
        </text:list-item>
        <text:list-item>
          <text:p text:style-name="P47"><text:bookmark-start text:name="__RefNumPara__3231_968753634"/>Parrend, P., Frénot, F. : More Vulnerabilities in the Java/OSGi Platform : A Focus on Bundle Interactions. INRIA - Rapport de recherche n 6649 (September 2008)<text:bookmark-end text:name="__RefNumPara__3231_968753634"/></text:p>
        </text:list-item>
        <text:list-item>
          <text:p text:style-name="P47"><text:bookmark-start text:name="__RefNumPara__3233_968753634"/>Parrend, P., Frénot, F. : Security benchmarks of OSGi plateform : toward Hardened OSGi. JohnWilay &amp; Sons, Inc. (April 2009)<text:bookmark-end text:name="__RefNumPara__3233_968753634"/></text:p>
        </text:list-item>
        <text:list-item>
          <text:p text:style-name="P47"><text:bookmark-start text:name="__RefNumPara__3235_968753634"/>Goichon, F., Salagnac, G., Frénot, S. : Exploiting Java Code Interactions. INRIA - Rapport de recherche n 0419 (December 2011)<text:bookmark-end text:name="__RefNumPara__3235_968753634"/></text:p>
        </text:list-item>
      </text:list>
      <text:p text:style-name="P13"/>
      <text:p text:style-name="Body"/>
      <text:h text:style-name="P20" text:outline-level="2">Authors Address</text:h>
      <text:p text:style-name="Body"/>
      <table:table table:name="Tableau1" table:style-name="Tableau1">
        <table:table-column table:style-name="Tableau1.A"/>
        <table:table-column table:style-name="Tableau1.B"/>
        <table:table-row table:style-name="Tableau1.1">
          <table:table-cell table:style-name="Tableau1.A1" office:value-type="string">
            <text:p text:style-name="P11">Name</text:p>
          </table:table-cell>
          <table:table-cell table:style-name="Tableau1.B1" office:value-type="string">
            <text:p text:style-name="P11">HELMER Julien</text:p>
          </table:table-cell>
        </table:table-row>
        <table:table-row table:style-name="Tableau1.1">
          <table:table-cell table:style-name="Tableau1.A1" office:value-type="string">
            <text:p text:style-name="P11">Company</text:p>
          </table:table-cell>
          <table:table-cell table:style-name="Tableau1.B1" office:value-type="string">
            <text:p text:style-name="P11">SOGETI HIGH-TECH</text:p>
          </table:table-cell>
        </table:table-row>
        <table:table-row table:style-name="Tableau1.1">
          <table:table-cell table:style-name="Tableau1.A1" office:value-type="string">
            <text:p text:style-name="P11">Address</text:p>
          </table:table-cell>
          <table:table-cell table:style-name="Tableau1.B1" office:value-type="string">
            <text:p text:style-name="P11">95 CHEMIN DE L'ETOILE – 38330 MONTBONNOT-SAINT-MARTIN – FRANCE </text:p>
          </table:table-cell>
        </table:table-row>
        <table:table-row table:style-name="Tableau1.1">
          <table:table-cell table:style-name="Tableau1.A1" office:value-type="string">
            <text:p text:style-name="P11">Voice</text:p>
          </table:table-cell>
          <table:table-cell table:style-name="Tableau1.B1" office:value-type="string">
            <text:p text:style-name="P11">-</text:p>
          </table:table-cell>
        </table:table-row>
        <table:table-row table:style-name="Tableau1.1">
          <table:table-cell table:style-name="Tableau1.A1" office:value-type="string">
            <text:p text:style-name="P8">e-mail</text:p>
          </table:table-cell>
          <table:table-cell table:style-name="Tableau1.B1" office:value-type="string">
            <text:p text:style-name="P8"><text:a xlink:type="simple" xlink:href="mailto:julien.helmer@sogeti.com" text:style-name="Internet_20_link">julien.helmer@sogeti.com</text:a> </text:p>
          </table:table-cell>
        </table:table-row>
      </table:table>
      <text:p text:style-name="Body"/>
      <table:table table:name="Table4" table:style-name="Table4">
        <table:table-column table:style-name="Table4.A"/>
        <table:table-column table:style-name="Table4.B"/>
        <table:table-row>
          <table:table-cell table:style-name="Table4.A1" office:value-type="string">
            <text:p text:style-name="P11">Name</text:p>
          </table:table-cell>
          <table:table-cell table:style-name="Table4.B1" office:value-type="string">
            <text:p text:style-name="P8"><text:span text:style-name="Default_20_Paragraph_20_Font"><text:span text:style-name="T11">BOTTARO Andr</text:span></text:span><text:span text:style-name="Default_20_Paragraph_20_Font"><text:span text:style-name="T8">é</text:span></text:span></text:p>
          </table:table-cell>
        </table:table-row>
        <table:table-row>
          <table:table-cell table:style-name="Table4.A1" office:value-type="string">
            <text:p text:style-name="P11">Company</text:p>
          </table:table-cell>
          <table:table-cell table:style-name="Table4.B1" office:value-type="string">
            <text:p text:style-name="P8"><text:span text:style-name="Default_20_Paragraph_20_Font"><text:span text:style-name="T11">Orange</text:span></text:span></text:p>
          </table:table-cell>
        </table:table-row>
        <table:table-row>
          <table:table-cell table:style-name="Table4.A1" office:value-type="string">
            <text:p text:style-name="P11">Address</text:p>
          </table:table-cell>
          <table:table-cell table:style-name="Table4.B1" office:value-type="string">
            <text:p text:style-name="P9">28 Chemin du Vieux Chêne, 38243 Meylan, France</text:p>
          </table:table-cell>
        </table:table-row>
        <table:table-row>
          <table:table-cell table:style-name="Table4.A1" office:value-type="string">
            <text:p text:style-name="P11">Voice</text:p>
          </table:table-cell>
          <table:table-cell table:style-name="Table4.B1" office:value-type="string">
            <text:p text:style-name="P8"><text:span text:style-name="Default_20_Paragraph_20_Font"><text:span text:style-name="T11">+33 4 76 76 41 03</text:span></text:span></text:p>
          </table:table-cell>
        </table:table-row>
        <table:table-row>
          <table:table-cell table:style-name="Table4.A1" office:value-type="string">
            <text:p text:style-name="P8">e-mail</text:p>
          </table:table-cell>
          <table:table-cell table:style-name="Table4.B1" office:value-type="string">
            <text:p text:style-name="P10"><text:a xlink:type="simple" xlink:href="mailto:andre.bottaro@orange.com" text:style-name="Internet_20_link">andre.bottaro@orange.com</text:a> </text:p>
          </table:table-cell>
        </table:table-row>
      </table:table>
      <text:p text:style-name="Standard"/>
      <text:p text:style-name="Body"/>
      <text:p text:style-name="Body"/>
      <text:p text:style-name="Document_20_Title">End of Document</text:p>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Helvetica2"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loext:contextual-spacing="false"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loext:contextual-spacing="false"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loext:contextual-spacing="false"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loext:contextual-spacing="false"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loext:contextual-spacing="false"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loext:contextual-spacing="false"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loext:contextual-spacing="false"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loext:contextual-spacing="false"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loext:contextual-spacing="false"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loext:contextual-spacing="false"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loext:contextual-spacing="false"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text-indent="0cm" style:auto-text-indent="false"/>
      <style:text-properties style:font-name="Times New Roman" fo:font-size="9pt" style:font-size-asian="9pt"/>
    </style:style>
    <style:style style:name="CellBody" style:family="paragraph" style:parent-style-name="Standard">
      <style:paragraph-properties loext:contextual-spacing="false"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loext:contextual-spacing="false" fo:margin-top="0.212cm" fo:margin-bottom="0.212cm"/>
      <style:text-properties fo:color="#000000" style:font-name="Arial" fo:language="en" fo:country="GB" fo:font-weight="bold" style:font-weight-asian="bold"/>
    </style:style>
    <style:style style:name="Abstract" style:family="paragraph" style:parent-style-name="Standard">
      <style:paragraph-properties loext:contextual-spacing="false"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text-indent="-0.706cm" style:auto-text-indent="false"/>
    </style:style>
    <style:style style:name="Reference" style:family="paragraph" style:parent-style-name="Standard" style:list-style-name="WW8StyleNum">
      <style:paragraph-properties loext:contextual-spacing="false"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loext:contextual-spacing="false"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loext:contextual-spacing="false" fo:margin="100%"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100%"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text-indent="0cm" style:auto-text-indent="false"/>
    </style:style>
    <style:style style:name="Acronym" style:family="paragraph" style:parent-style-name="Body">
      <style:paragraph-properties loext:contextual-spacing="false"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loext:contextual-spacing="false"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loext:contextual-spacing="false"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5"><draw:image xlink:href="Pictures/1000020100000427000001D81E79F30D.png" xlink:type="simple" xlink:show="embed" xlink:actuate="onLoad"/></draw:frame><text:tab/><text:user-defined style:data-style-name="N0" text:name="RFP Title">OSGi Testcases, Malicious bundles framework</text:user-defined><text:tab/>Page <text:page-number text:select-page="current">14</text:page-number> of <text:page-count style:num-format="1">14</text:page-count></text:p>
        <text:p text:style-name="Header"/>
        <text:p text:style-name="Header"><text:tab/>Draft<text:tab/><text:modification-date style:data-style-name="N76">September 12, 2015</text:modification-date></text:p>
      </style:header>
      <style:footer>
        <text:p text:style-name="Footer">Copyright © <text:user-defined style:data-style-name="N0" text:name="Company">Sogeti High-Tech</text:user-defined> <text:s/><text:modification-date style:data-style-name="N106">2015</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Sogeti High-Tech</text:user-defined> <text:modification-date style:data-style-name="N106">2015</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meta:creation-date>2015-07-22T18:23:50.69</meta:creation-date>
    <meta:editing-cycles>277</meta:editing-cycles>
    <meta:editing-duration>P2DT8H14M58S</meta:editing-duration>
    <meta:initial-creator>JULIEN HELMER</meta:initial-creator>
    <dc:date>2015-09-12T14:52:43.03</dc:date>
    <dc:creator>André Bottaro</dc:creator>
    <meta:document-statistic meta:table-count="3" meta:image-count="2" meta:object-count="0" meta:page-count="14" meta:paragraph-count="226" meta:word-count="3059" meta:character-count="20582"/>
    <meta:user-defined meta:name="Company">Sogeti High-Tech</meta:user-defined>
    <meta:user-defined meta:name="Info 3"/>
    <meta:user-defined meta:name="Info 4"/>
    <meta:user-defined meta:name="RFP Title">OSGi Testcases, Malicious bundles framework</meta:user-defined>
  </office:meta>
</office:document-meta>
</file>